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public-property-200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public-property-200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Vandalism of Property</text:p>
          </table:table-cell>
          <table:table-cell table:style-name="ce21" office:value-type="string">
            <text:p>Destruction/Damage/Vandalism of Property - Race</text:p>
          </table:table-cell>
          <table:table-cell table:style-name="ce21" office:value-type="string">
            <text:p>Destruction/Damage/Vandalism of Property - Religion</text:p>
          </table:table-cell>
          <table:table-cell table:style-name="ce21" office:value-type="string">
            <text:p>Destruction/Damage/Vandalism of Property - Sexual Orientation</text:p>
          </table:table-cell>
          <table:table-cell table:style-name="ce21" office:value-type="string">
            <text:p>Destruction/Damage/Vandalism of Property - Gender</text:p>
          </table:table-cell>
          <table:table-cell table:style-name="ce21" office:value-type="string">
            <text:p>Destruction/Damage/Vandalism of Property - Disability</text:p>
          </table:table-cell>
          <table:table-cell table:style-name="ce21" office:value-type="string">
            <text:p>Destruction/Damage/Vandalism of Property - Ethnicity/National Origin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2">
            <text:p>2</text:p>
          </table:table-cell>
          <table:table-cell table:number-columns-repeated="20"/>
          <table:table-cell table:style-name="ce21" office:value-type="float" office:value="2">
            <text:p>2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1">
            <text:p>1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36">
            <text:p>5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453">
            <text:p>45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839">
            <text:p>8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3">
            <text:p>3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9">
            <text:p>27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530">
            <text:p>353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530">
            <text:p>353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8">
            <text:p>8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">
            <text:p>27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3">
            <text:p>13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3">
            <text:p>45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91">
            <text:p>53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45">
            <text:p>76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44">
            <text:p>14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22">
            <text:p>39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819">
            <text:p>8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52">
            <text:p>13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0">
            <text:p>8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6">
            <text:p>6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218">
            <text:p>12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3297">
            <text:p>3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4">
            <text:p>100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26">
            <text:p>72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1">
            <text:p>9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96">
            <text:p>267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416">
            <text:p>44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416">
            <text:p>44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8">
            <text:p>10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3">
            <text:p>57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">
            <text:p>1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153">
            <text:p>115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4">
            <text:p>4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">
            <text:p>2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0789">
            <text:p>107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0789">
            <text:p>107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0789">
            <text:p>107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5965">
            <text:p>159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40">
            <text:p>58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5840">
            <text:p>58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5840">
            <text:p>58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8">
            <text:p>41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178">
            <text:p>41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4485">
            <text:p>448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4485">
            <text:p>448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4">
            <text:p>18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5">
            <text:p>16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8">
            <text:p>36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754">
            <text:p>7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208">
            <text:p>12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14">
            <text:p>30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38">
            <text:p>3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39">
            <text:p>68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9129">
            <text:p>391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105">
            <text:p>2010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98">
            <text:p>31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47">
            <text:p>15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47">
            <text:p>15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3">
            <text:p>42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42">
            <text:p>92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1">
            <text:p>11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847">
            <text:p>28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20">
            <text:p>31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120">
            <text:p>31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05">
            <text:p>130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22">
            <text:p>18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3">
            <text:p>25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31">
            <text:p>3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3">
            <text:p>5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931">
            <text:p>49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64">
            <text:p>38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2">
            <text:p>6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3">
            <text:p>68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714">
            <text:p>7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1">
            <text:p>1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632">
            <text:p>16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88">
            <text:p>79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1698">
            <text:p>216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5">
            <text:p>47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4">
            <text:p>44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144">
            <text:p>231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009">
            <text:p>260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595">
            <text:p>25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299">
            <text:p>12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027">
            <text:p>280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74">
            <text:p>49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2">
            <text:p>162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6">
            <text:p>13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64">
            <text:p>84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0">
            <text:p>20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2">
            <text:p>2002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625">
            <text:p>26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public-property-200" style:display-name="PageStyle_hate-crimes-public-property-200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